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b5a" officeooo:paragraph-rsid="000b5b5a"/>
    </style:style>
    <style:style style:name="P2" style:family="paragraph" style:parent-style-name="Standard">
      <style:text-properties officeooo:rsid="000b5b5a" officeooo:paragraph-rsid="000c7094"/>
    </style:style>
    <style:style style:name="P3" style:family="paragraph" style:parent-style-name="Standard">
      <style:text-properties officeooo:rsid="000c7094" officeooo:paragraph-rsid="000c7094"/>
    </style:style>
    <style:style style:name="P4" style:family="paragraph">
      <style:paragraph-properties fo:text-align="center"/>
    </style:style>
    <style:style style:name="T1" style:family="text">
      <style:text-properties officeooo:rsid="000d12dc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141cm" fo:min-width="1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2" draw:text-style-name="P4" svg:width="1.615cm" svg:height="1.615cm" svg:x="3.023cm" svg:y="0.145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_0" draw:style-name="gr2" draw:text-style-name="P4" svg:width="1.615cm" svg:height="1.615cm" svg:x="10.749cm" svg:y="0.198cm"><text:p text:style-name="P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_1" draw:style-name="gr2" draw:text-style-name="P4" svg:width="1.615cm" svg:height="1.615cm" svg:x="11.755cm" svg:y="2.817cm"><text:p text:style-name="P4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_2" draw:style-name="gr2" draw:text-style-name="P4" svg:width="1.615cm" svg:height="1.615cm" svg:x="2.759cm" svg:y="3.558cm"><text:p text:style-name="P4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_3" draw:style-name="gr2" draw:text-style-name="P4" svg:width="1.615cm" svg:height="1.615cm" svg:x="5.219cm" svg:y="6.071cm"><text:p text:style-name="P4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_4" draw:style-name="gr2" draw:text-style-name="P4" svg:width="1.615cm" svg:height="1.615cm" svg:x="14.295cm" svg:y="0.224cm"><text:p text:style-name="P4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_5" draw:style-name="gr2" draw:text-style-name="P4" svg:width="1.615cm" svg:height="1.615cm" svg:x="9.902cm" svg:y="6.415cm"><text:p text:style-name="P4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Forma2" draw:style-name="gr1" draw:text-style-name="P4" svg:x1="4.479cm" svg:y1="0.647cm" svg:x2="10.75cm" svg:y2="0.647cm"><text:p/></draw:line><draw:line text:anchor-type="paragraph" draw:z-index="8" draw:name="Forma3" draw:style-name="gr1" draw:text-style-name="P4" svg:x1="4.426cm" svg:y1="1.441cm" svg:x2="11.755cm" svg:y2="3.584cm"><text:p/></draw:line><draw:line text:anchor-type="paragraph" draw:z-index="9" draw:name="Forma4" draw:style-name="gr1" draw:text-style-name="P4" svg:x1="3.87cm" svg:y1="1.759cm" svg:x2="3.658cm" svg:y2="3.558cm"><text:p/></draw:line><draw:line text:anchor-type="paragraph" draw:z-index="10" draw:name="Forma5" draw:style-name="gr1" draw:text-style-name="P4" svg:x1="14.294cm" svg:y1="0.833cm" svg:x2="12.363cm" svg:y2="0.833cm"><text:p/></draw:line><draw:line text:anchor-type="paragraph" draw:z-index="11" draw:name="Forma6" draw:style-name="gr1" draw:text-style-name="P4" svg:x1="14.665cm" svg:y1="1.679cm" svg:x2="13.104cm" svg:y2="3.187cm"><text:p/></draw:line><draw:line text:anchor-type="paragraph" draw:z-index="12" draw:name="Forma8" draw:style-name="gr1" draw:text-style-name="P4" svg:x1="12.522cm" svg:y1="4.431cm" svg:x2="10.961cm" svg:y2="6.415cm"><text:p/></draw:line><draw:line text:anchor-type="paragraph" draw:z-index="13" draw:name="Forma9" draw:style-name="gr1" draw:text-style-name="P4" svg:x1="4.029cm" svg:y1="4.881cm" svg:x2="5.405cm" svg:y2="6.521cm"><text:p/></draw:line><draw:path text:anchor-type="paragraph" draw:z-index="14" draw:name="Forma10" draw:style-name="gr3" draw:text-style-name="P4" svg:width="1.465cm" svg:height="1.416cm" svg:x="5.423cm" svg:y="7.527cm" svg:viewBox="0 0 1466 1417" svg:d="M273 26c-125 318-419 647-185 1032 242 399 658 395 1005 318 302-67 466-483 318-767l-159-291-106-292v-26"><text:p/></draw:path><draw:line text:anchor-type="paragraph" draw:z-index="15" draw:name="Forma7" draw:style-name="gr1" draw:text-style-name="P4" svg:x1="4.214cm" svg:y1="4.219cm" svg:x2="10.882cm" svg:y2="1.441cm"><text:p/></draw:line>G(v, 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A) 7 vértices e 9 arestas </text:p>
      <text:p text:style-name="P3"/>
      <text:p text:style-name="P3">2A) Grau: 1 (3out), 2(2out), 3(3in), 4(2in, 1out), <text:s/>5(1in, 2out), 6(2in, 1out), 7(1in)</text:p>
      <text:p text:style-name="P3"/>
      <text:p text:style-name="P3">3A) sumidouro <text:span text:style-name="T1">7 e 3</text:span>, e 1 <text:span text:style-name="T1">e 2</text:span> fonte</text:p>
      <text:p text:style-name="P3"/>
      <text:p text:style-name="P3">4A) defina 3 subgrafos:</text:p>
      <text:p text:style-name="P2"><draw:custom-shape text:anchor-type="paragraph" draw:z-index="25" draw:name="Forma1_12" draw:style-name="gr2" draw:text-style-name="P4" svg:width="1.615cm" svg:height="1.615cm" svg:x="14.877cm" svg:y="0.187cm"><text:p text:style-name="P4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16" draw:name="Forma1_6" draw:style-name="gr2" draw:text-style-name="P4" svg:width="1.615cm" svg:height="1.615cm" svg:x="2.521cm" svg:y="0.192cm"><text:p text:style-name="P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a1_11" draw:style-name="gr2" draw:text-style-name="P4" svg:width="1.615cm" svg:height="1.615cm" svg:x="11.225cm" svg:y="0.071cm"><text:p text:style-name="P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19" draw:name="Forma1_8" draw:style-name="gr2" draw:text-style-name="P4" svg:width="1.615cm" svg:height="1.615cm" svg:x="6.939cm" svg:y="0.272cm"><text:p text:style-name="P4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Forma14" draw:style-name="gr1" draw:text-style-name="P4" svg:x1="14.876cm" svg:y1="0.224cm" svg:x2="12.839cm" svg:y2="0.594cm"><text:p/></draw:line></text:p>
      <text:p text:style-name="P2"><draw:line text:anchor-type="paragraph" draw:z-index="27" draw:name="Forma15" draw:style-name="gr1" draw:text-style-name="P4" svg:x1="15.38cm" svg:y1="0.213cm" svg:x2="14.533cm" svg:y2="1.88cm"><text:p/></draw:line></text:p>
      <text:p text:style-name="P2"><draw:line text:anchor-type="paragraph" draw:z-index="18" draw:name="Forma11" draw:style-name="gr1" draw:text-style-name="P4" svg:x1="3.579cm" svg:y1="0.346cm" svg:x2="3.897cm" svg:y2="1.605cm"><text:p/></draw:line></text:p>
      <text:p text:style-name="P2"><draw:line text:anchor-type="paragraph" draw:z-index="22" draw:name="Forma13" draw:style-name="gr1" draw:text-style-name="P4" svg:x1="8.394cm" svg:y1="0.007cm" svg:x2="9.77cm" svg:y2="0.933cm"><text:p/></draw:line></text:p>
      <text:p text:style-name="P2"><draw:custom-shape text:anchor-type="paragraph" draw:z-index="20" draw:name="Forma1_9" draw:style-name="gr2" draw:text-style-name="P4" svg:width="1.615cm" svg:height="1.615cm" svg:x="9.559cm" svg:y="0.208cm"><text:p text:style-name="P4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a1_10" draw:style-name="gr2" draw:text-style-name="P4" svg:width="1.615cm" svg:height="1.615cm" svg:x="13.395cm" svg:y="0.309cm"><text:p text:style-name="P4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17" draw:name="Forma1_7" draw:style-name="gr2" draw:text-style-name="P4" svg:width="1.615cm" svg:height="1.615cm" svg:x="3.023cm" svg:y="0.145cm"><text:p text:style-name="P4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path text:anchor-type="paragraph" draw:z-index="21" draw:name="Forma12" draw:style-name="gr3" draw:text-style-name="P4" svg:width="1.461cm" svg:height="1.353cm" draw:transform="rotate (-0.909840139064644) translate (11.4301334955658cm -0.133920044246562cm)" svg:viewBox="0 0 1462 1354" svg:d="M244 1287c341-132 673 289 1023-109 274-312 244-725 7-1000-255-297-669-161-947-33l-225 160-102 88"><text:p/></draw:path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7:50:28.635274208</meta:creation-date>
    <dc:date>2021-02-26T18:15:18.290049802</dc:date>
    <meta:editing-duration>PT4M2S</meta:editing-duration>
    <meta:editing-cycles>1</meta:editing-cycles>
    <meta:document-statistic meta:table-count="0" meta:image-count="0" meta:object-count="0" meta:page-count="1" meta:paragraph-count="5" meta:word-count="35" meta:character-count="177" meta:non-whitespace-character-count="145"/>
    <meta:generator>LibreOffice/6.4.6.2$Linux_X86_64 LibreOffice_project/40$Build-2</meta:generator>
  </office:meta>
</office:document-meta>
</file>